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5d1d" officeooo:paragraph-rsid="001f5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 – index.html</text:p>
      <text:p text:style-name="P1">sign up page</text:p>
      <text:p text:style-name="P1">sign in page</text:p>
      <text:p text:style-name="P1">post job page</text:p>
      <text:p text:style-name="P1">job search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1:12:13.835786049</meta:creation-date>
    <dc:date>2020-06-13T21:26:51.889163347</dc:date>
    <meta:editing-duration>PT3M37S</meta:editing-duration>
    <meta:editing-cycles>1</meta:editing-cycles>
    <meta:document-statistic meta:table-count="0" meta:image-count="0" meta:object-count="0" meta:page-count="1" meta:paragraph-count="5" meta:word-count="15" meta:character-count="74" meta:non-whitespace-character-count="63"/>
    <meta:generator>LibreOffice/6.0.7.3$Linux_X86_64 LibreOffice_project/00m0$Build-3</meta:generator>
  </office:meta>
</office:document-meta>
</file>